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Ale and Wenches BB" svg:font-family="'Ale and Wenches BB'" style:font-pitch="variable"/>
    <style:font-face style:name="Enchanted Land" svg:font-family="'Enchanted Land'" style:font-pitch="variable"/>
    <style:font-face style:name="Germania" svg:font-family="Germania" style:font-pitch="variable"/>
    <style:font-face style:name="MS Gothic" svg:font-family="'MS Gothic'" style:font-pitch="variable"/>
    <style:font-face style:name="Old London Alternate" svg:font-family="'Old London Alternate'" style:font-pitch="variable"/>
    <style:font-face style:name="Tahoma" svg:font-family="Tahoma" style:font-pitch="variable"/>
    <style:font-face style:name="Van Helsing" svg:font-family="'Van Helsing'" style:font-pitch="variable"/>
    <style:font-face style:name="Zu Kabarett" svg:font-family="'Zu Kabarett'" style:font-pitch="variable"/>
    <style:font-face style:name="Zu Kabarett Destroy" svg:font-family="'Zu Kabarett Destro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utsch Gothic" svg:font-family="'Deutsch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946cm" fo:min-width="19.313cm" fo:padding-top="0.131cm" fo:padding-bottom="0.131cm" fo:padding-left="0.25cm" fo:padding-right="0.25cm" fo:wrap-option="wrap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3cm" fo:min-width="0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7.082cm" fo:min-width="16.71cm" fo:padding-top="0.231cm" fo:padding-bottom="0.231cm" fo:padding-left="0.356cm" fo:padding-right="0.35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Enchanted Land" fo:font-size="28pt" fo:letter-spacing="0.67cm" fo:font-weight="normal" style:font-size-asian="28pt" style:font-weight-asian="normal" style:font-size-complex="28pt" style:font-weight-complex="normal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nchanted Land" fo:font-size="28pt" fo:letter-spacing="0.67cm" fo:font-style="normal" fo:text-shadow="none" style:text-underline-style="none" fo:font-weight="normal" style:letter-kerning="true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Enchanted Land" fo:font-size="144pt" style:font-size-asian="144pt" style:font-size-complex="144pt"/>
    </style:style>
    <style:style style:name="P4" style:family="paragraph">
      <loext:graphic-properties draw:fill="none" draw:fill-color="#ffffff"/>
      <style:paragraph-properties fo:text-align="center"/>
      <style:text-properties style:font-name="Enchanted Land" fo:font-size="144pt" style:font-size-asian="144pt" style:font-size-complex="14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Enchanted Land" fo:font-size="28pt" fo:letter-spacing="0.67cm" fo:font-style="normal" fo:text-shadow="none" style:text-underline-style="none" fo:font-weight="normal" style:letter-kerning="true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style:font-name="Enchanted Land" fo:font-size="144pt" style:font-size-asian="144p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812cm" svg:height="5.207cm" svg:x="3.54cm" svg:y="3.413cm">
          <text:p text:style-name="P1"><text:span text:style-name="T1">F <text:s/>O </text:span><text:span text:style-name="T1"><text:s/>R <text:s/></text:span><text:span text:style-name="T1">T <text:s/>U </text:span><text:span text:style-name="T1"><text:s text:c="2"/>N <text:s text:c="2"/></text:span><text:span text:style-name="T1">E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2" draw:text-style-name="P4" draw:layer="layout" svg:width="12.319cm" svg:height="6.165cm" svg:x="8.112cm" svg:y="5.334cm">
          <draw:text-box>
            <text:p text:style-name="P3"><text:span text:style-name="T2">F I S H</text:span></text:p>
          </draw:text-box>
        </draw:frame>
        <draw:custom-shape draw:style-name="gr3" draw:text-style-name="P5" draw:layer="layout" svg:width="24.638cm" svg:height="10.668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Ale and Wenches BB" svg:font-family="'Ale and Wenches BB'" style:font-pitch="variable"/>
    <style:font-face style:name="Enchanted Land" svg:font-family="'Enchanted Land'" style:font-pitch="variable"/>
    <style:font-face style:name="Germania" svg:font-family="Germania" style:font-pitch="variable"/>
    <style:font-face style:name="MS Gothic" svg:font-family="'MS Gothic'" style:font-pitch="variable"/>
    <style:font-face style:name="Old London Alternate" svg:font-family="'Old London Alternate'" style:font-pitch="variable"/>
    <style:font-face style:name="Tahoma" svg:font-family="Tahoma" style:font-pitch="variable"/>
    <style:font-face style:name="Van Helsing" svg:font-family="'Van Helsing'" style:font-pitch="variable"/>
    <style:font-face style:name="Zu Kabarett" svg:font-family="'Zu Kabarett'" style:font-pitch="variable"/>
    <style:font-face style:name="Zu Kabarett Destroy" svg:font-family="'Zu Kabarett Destro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utsch Gothic" svg:font-family="'Deutsch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46:47.748056392</meta:creation-date>
    <meta:print-date>2017-07-11T15:02:18.392590511</meta:print-date>
    <dc:date>2017-07-13T06:18:38.307584901</dc:date>
    <meta:editing-duration>P1DT15H10M57S</meta:editing-duration>
    <meta:editing-cycles>1</meta:editing-cycles>
    <meta:document-statistic meta:object-count="3"/>
    <meta:generator>LibreOffice/5.1.6.2$Linux_X86_64 LibreOffice_project/10m0$Build-2</meta:generator>
  </office:meta>
</office:document-meta>
</file>